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9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0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/>
          <table:table-cell office:value-type="string" calcext:value-type="string">
            <text:p>sum</text:p>
          </table:table-cell>
          <table:table-cell table:formula="of:=SUM([.A1:.AX50])" office:value-type="float" office:value="500" calcext:value-type="float">
            <text:p>50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/>
          <table:table-cell office:value-type="string" calcext:value-type="string">
            <text:p>perc</text:p>
          </table:table-cell>
          <table:table-cell table:formula="of:=[.BA3]/(50*50)" office:value-type="float" office:value="0.2" calcext:value-type="float">
            <text:p>0.2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5:57:22.194281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19:52.548717951</meta:creation-date>
    <dc:date>2016-09-01T15:58:30.953483097</dc:date>
    <meta:editing-duration>PT7M11S</meta:editing-duration>
    <meta:editing-cycles>3</meta:editing-cycles>
    <meta:generator>LibreOffice/5.2.0.4$Linux_X86_64 LibreOffice_project/20m0$Build-4</meta:generator>
    <meta:document-statistic meta:table-count="1" meta:cell-count="2504" meta:object-count="0"/>
  </office:meta>
</office:document-meta>
</file>